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rsid="00123ce5" officeooo:paragraph-rsid="001a6bf0" style:font-size-asian="13pt" style:font-size-complex="13pt"/>
    </style:style>
    <style:style style:name="T1" style:family="text">
      <style:text-properties officeooo:rsid="001a6b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George Reji <text:s text:c="15"/>Experiment:0<text:span text:style-name="T1">4</text:span></text:p>
      <text:p text:style-name="P2">Class:S5-<text:span text:style-name="T1">DS</text:span> <text:s text:c="25"/></text:p>
      <text:p text:style-name="P2">Roll No:32</text:p>
      <text:p text:style-name="P2"/>
      <text:p text:style-name="P1">create table Customer1(Cust_ID varchar(15) not null primary key,Cust_name varchar(15),City varchar(15),Amount int,Discount int,Salesman_ID varchar(15));</text:p>
      <text:p text:style-name="P1">Table created.</text:p>
      <text:p text:style-name="P1"/>
      <text:p text:style-name="P1">insert into Customer1 values('100','Deepa','Trivandrum','1050','2','K0010');</text:p>
      <text:p text:style-name="P1">insert into Customer1 values('101','Don','Trivandrum','8040','4','K0010');</text:p>
      <text:p text:style-name="P1">insert into Customer1 values('102','Manacy','Kollam','20030','6','A200tmp');</text:p>
      <text:p text:style-name="P1">insert into Customer1 values('103','Karthika','Ernakulam','8400','20','Ekmx1050');</text:p>
      <text:p text:style-name="P1">insert into Customer1 values('104','Thulasi','Ernakulam','2500','2','Ekmy2342');</text:p>
      <text:p text:style-name="P1">insert into Customer1 values('105','Roy','Trivandrum','2900','4','L1045');</text:p>
      <text:p text:style-name="P1">insert into Customer1 values('106','Vivek','Trivandrum','3200','8','L1045');</text:p>
      <text:p text:style-name="P1">insert into Customer1 values('108','Bhasi','Kottayam','12860','10','KtmP1028');</text:p>
      <text:p text:style-name="P1">insert into Customer1 values('109','Anurag','Kottayam','3860','12','KtmB15tmp');</text:p>
      <text:p text:style-name="P1">insert into Customer1 values('110','antony','Kottayam','9800','8','KtmP1028');</text:p>
      <text:p text:style-name="P1">insert into Customer1 values('111','Meeran','Trichur','6700','6','R3085');</text:p>
      <text:p text:style-name="P1"/>
      <text:p text:style-name="P1">select *from Customer1;</text:p>
      <text:p text:style-name="P1"/>
      <text:p text:style-name="P1">CUST_ID <text:tab/>CUST_NAME<text:tab/>CITY<text:tab/><text:tab/> <text:s text:c="3"/>AMOUNT <text:s text:c="2"/>DISCOUNT SALESMAN_ID</text:p>
      <text:p text:style-name="P1">--------------- --------------- --------------- ---------- ---------- ---------------</text:p>
      <text:p text:style-name="P1">100<text:tab/><text:tab/>Deepa<text:tab/><text:tab/>Trivandrum<text:tab/> <text:s text:c="5"/>1050<text:tab/> <text:s text:c="3"/>2 K0010</text:p>
      <text:p text:style-name="P1">101<text:tab/><text:tab/>Don<text:tab/><text:tab/>Trivandrum<text:tab/> <text:s text:c="5"/>8040<text:tab/> <text:s text:c="3"/>4 K0010</text:p>
      <text:p text:style-name="P1">102<text:tab/><text:tab/>Manacy<text:tab/><text:tab/>Kollam<text:tab/><text:tab/> <text:s text:c="4"/>20030<text:tab/> <text:s text:c="3"/>6 A200tmp</text:p>
      <text:p text:style-name="P1">103<text:tab/><text:tab/>Karthika<text:tab/>Ernakulam<text:tab/> <text:s text:c="5"/>8400<text:tab/> <text:s text:c="2"/>20 x1050</text:p>
      <text:p text:style-name="P1">104<text:tab/><text:tab/>Thulasi <text:tab/>Ernakulam<text:tab/> <text:s text:c="5"/>2500<text:tab/> <text:s text:c="3"/>2 y2342</text:p>
      <text:p text:style-name="P1">105<text:tab/><text:tab/>Roy<text:tab/><text:tab/>Trivandrum<text:tab/> <text:s text:c="5"/>2900<text:tab/> <text:s text:c="3"/>4 L1045</text:p>
      <text:p text:style-name="P1">106<text:tab/><text:tab/>Vivek<text:tab/><text:tab/>Trivandrum<text:tab/> <text:s text:c="5"/>3200<text:tab/> <text:s text:c="3"/>8 L1045</text:p>
      <text:p text:style-name="P1">108<text:tab/><text:tab/>Bhasi<text:tab/><text:tab/>Kottayam<text:tab/> <text:s text:c="4"/>12860<text:tab/> <text:s text:c="2"/>10 KtmP1028</text:p>
      <text:p text:style-name="P1">109<text:tab/><text:tab/>Anurag<text:tab/><text:tab/>Kottayam<text:tab/> <text:s text:c="5"/>3860<text:tab/> <text:s text:c="2"/>12 KtmB15tmp</text:p>
      <text:p text:style-name="P1">110<text:tab/><text:tab/>antony<text:tab/><text:tab/>Kottayam<text:tab/> <text:s text:c="5"/>9800<text:tab/> <text:s text:c="3"/>8 KtmP1028</text:p>
      <text:p text:style-name="P1">111<text:tab/><text:tab/>Meeran<text:tab/><text:tab/>Trichur <text:tab/> <text:s text:c="5"/>6700<text:tab/> <text:s text:c="3"/>6 R3085</text:p>
      <text:p text:style-name="P1"/>
      <text:p text:style-name="P1"/>
      <text:p text:style-name="P1">1. Select all customer with a customer name starting with a.</text:p>
      <text:p text:style-name="P1">SELECT *FROM cUSTOMER1 WHERE CUST_NAME LIKE 'a%';</text:p>
      <text:p text:style-name="P1"/>
      <text:p text:style-name="P1">CUST_ID <text:tab/>CUST_NAME<text:tab/>CITY<text:tab/><text:tab/> <text:s text:c="3"/>AMOUNT <text:s text:c="2"/>DISCOUNT SALESMAN_ID</text:p>
      <text:p text:style-name="P1">--------------- --------------- --------------- ---------- ---------- ---------------</text:p>
      <text:p text:style-name="P1">110<text:tab/><text:tab/>antony<text:tab/><text:tab/>Kottayam<text:tab/> <text:s text:c="5"/>9800<text:tab/> <text:s text:c="3"/>8 KtmP1028</text:p>
      <text:p text:style-name="P1"/>
      <text:p text:style-name="P1">2. select all customer with acustomer name starting with a or A.</text:p>
      <text:p text:style-name="P1">SELECT * FROM Customer1 WHERE Cust_name LIKE 'a%' OR Cust_name LIKE 'A%';</text:p>
      <text:p text:style-name="P1"><text:soft-page-break/></text:p>
      <text:p text:style-name="P1">CUST_ID <text:tab/>CUST_NAME<text:tab/>CITY<text:tab/><text:tab/> <text:s text:c="3"/>AMOUNT <text:s text:c="2"/>DISCOUNT SALESMAN_ID</text:p>
      <text:p text:style-name="P1">--------------- --------------- --------------- ---------- ---------- ---------------</text:p>
      <text:p text:style-name="P1">109<text:tab/><text:tab/>Anurag<text:tab/><text:tab/>Kottayam<text:tab/> <text:s text:c="5"/>3860<text:tab/> <text:s text:c="2"/>12 KtmB15tmp</text:p>
      <text:p text:style-name="P1">110<text:tab/><text:tab/>antony<text:tab/><text:tab/>Kottayam<text:tab/> <text:s text:c="5"/>9800<text:tab/> <text:s text:c="3"/>8 KtmP1028</text:p>
      <text:p text:style-name="P1"/>
      <text:p text:style-name="P1">3. Modify customer names such that all customer names starts with capital.</text:p>
      <text:p text:style-name="P1">UPDATE Customer1 SET Cust_name ='Antony' where Cust_ID='110';</text:p>
      <text:p text:style-name="P1"/>
      <text:p text:style-name="P1">1 row updated.</text:p>
      <text:p text:style-name="P1"/>
      <text:p text:style-name="P1">4. find city values ending with a.</text:p>
      <text:p text:style-name="P1">SELECT DISTINCT City FROM Customer1 WHERE City LIKE '%a';</text:p>
      <text:p text:style-name="P1">no rows selected</text:p>
      <text:p text:style-name="P1"/>
      <text:p text:style-name="P1">5.Return first 3 characters of salesman_ID.</text:p>
      <text:p text:style-name="P1">SELECT DISTINCT substr(salesman_id,1,3) as salesman_prefix from Customer1;</text:p>
      <text:p text:style-name="P1"/>
      <text:p text:style-name="P1">SALESMAN_PRE</text:p>
      <text:p text:style-name="P1">------------</text:p>
      <text:p text:style-name="P1">L10</text:p>
      <text:p text:style-name="P1">Ktm</text:p>
      <text:p text:style-name="P1">K00</text:p>
      <text:p text:style-name="P1">A20</text:p>
      <text:p text:style-name="P1">x10</text:p>
      <text:p text:style-name="P1">y23</text:p>
      <text:p text:style-name="P1">R30</text:p>
      <text:p text:style-name="P1"/>
      <text:p text:style-name="P1">6. Find Salesman_ID with tmp in any position.</text:p>
      <text:p text:style-name="P1">SELECT DISTINCT Salesman_ID FROM Customer1 WHERE Salesman_ID LIKE '%tmp%';</text:p>
      <text:p text:style-name="P1"/>
      <text:p text:style-name="P1">SALESMAN_ID</text:p>
      <text:p text:style-name="P1">---------------</text:p>
      <text:p text:style-name="P1">A200tmp</text:p>
      <text:p text:style-name="P1">KtmB15tmp</text:p>
      <text:p text:style-name="P1"/>
      <text:p text:style-name="P1">7.Find count of city values that start with t.</text:p>
      <text:p text:style-name="P1">SELECT COUNT(DISTINCT City) AS City_Count FROM Customer1 WHERE City LIKE 'T%';</text:p>
      <text:p text:style-name="P1">CITY_COUNT</text:p>
      <text:p text:style-name="P1">----------</text:p>
      <text:p text:style-name="P1"><text:tab/> 2</text:p>
      <text:p text:style-name="P1"/>
      <text:p text:style-name="P1">8. Select customer names starting with D &amp; atleat 4 character.</text:p>
      <text:p text:style-name="P1">SELECT Cust_name FROM Customer1 WHERE Cust_name LIKE 'D%' AND LENGTH(Cust_name) &gt;= 4;</text:p>
      <text:p text:style-name="P1"><text:soft-page-break/>CUST_NAME</text:p>
      <text:p text:style-name="P1">---------------</text:p>
      <text:p text:style-name="P1">Deepa</text:p>
      <text:p text:style-name="P1"/>
      <text:p text:style-name="P1">9.Find city value that sort with 'k' &amp; are at least 2 characters in lenght.</text:p>
      <text:p text:style-name="P1">SELECT DISTINCT City FROM Customer1 WHERE City LIKE 'K%' AND LENGTH(City) &gt;= 2;</text:p>
      <text:p text:style-name="P1"/>
      <text:p text:style-name="P1">CITY</text:p>
      <text:p text:style-name="P1">---------------</text:p>
      <text:p text:style-name="P1">Kottayam</text:p>
      <text:p text:style-name="P1">Kollam</text:p>
      <text:p text:style-name="P1"/>
      <text:p text:style-name="P1">10. Find city that starts with 'k' &amp; at least 7 characters lenght. </text:p>
      <text:p text:style-name="P1">SELECT DISTINCT City FROM Customer1 WHERE City LIKE 'K%' AND LENGTH(City) &gt;= 7;</text:p>
      <text:p text:style-name="P1">CITY</text:p>
      <text:p text:style-name="P1">---------------</text:p>
      <text:p text:style-name="P1">Kottayam</text:p>
      <text:p text:style-name="P1"/>
      <text:p text:style-name="P1">11.</text:p>
      <text:p text:style-name="P1">SELECT DISTINCT City FROM Customer1 WHERE City LIKE 'K%m';</text:p>
      <text:p text:style-name="P1">CITY</text:p>
      <text:p text:style-name="P1">---------------</text:p>
      <text:p text:style-name="P1">Kottayam</text:p>
      <text:p text:style-name="P1">Kollam</text:p>
      <text:p text:style-name="P1"/>
      <text:p text:style-name="P1">12. </text:p>
      <text:p text:style-name="P1">select salesman_id,sum(discount)as</text:p>
      <text:p text:style-name="P1"><text:s text:c="2"/>2 <text:s/>total_discount,concat(max(discount),'%')as max_discount_percentage from</text:p>
      <text:p text:style-name="P1"><text:s text:c="2"/>3 <text:s/>Customer1 group by salesman_id;</text:p>
      <text:p text:style-name="P1"/>
      <text:p text:style-name="P1">SALESMAN_ID<text:tab/>TOTAL_DISCOUNT MAX_DISCOUNT_PERCENTAGE</text:p>
      <text:p text:style-name="P1">--------------- -------------- -----------------------------------------</text:p>
      <text:p text:style-name="P1">x1050<text:tab/><text:tab/><text:tab/> <text:s text:c="3"/>20 20%</text:p>
      <text:p text:style-name="P1">A200tmp <text:tab/><text:tab/> <text:s text:c="4"/>6 6%</text:p>
      <text:p text:style-name="P1">R3085<text:tab/><text:tab/><text:tab/> <text:s text:c="4"/>6 6%</text:p>
      <text:p text:style-name="P1">y2342<text:tab/><text:tab/><text:tab/> <text:s text:c="4"/>2 2%</text:p>
      <text:p text:style-name="P1">KtmP1028<text:tab/><text:tab/> <text:s text:c="3"/>18 10%</text:p>
      <text:p text:style-name="P1">K0010<text:tab/><text:tab/><text:tab/> <text:s text:c="4"/>6 4%</text:p>
      <text:p text:style-name="P1">L1045<text:tab/><text:tab/><text:tab/> <text:s text:c="3"/>12 8%</text:p>
      <text:p text:style-name="P1">KtmB15tmp<text:tab/><text:tab/> <text:s text:c="3"/>12 12%</text:p>
      <text:p text:style-name="P1"/>
      <text:p text:style-name="P1">8 rows selected.</text:p>
      <text:p text:style-name="P1"/>
      <text:p text:style-name="P1">13. Display city names in uppercase.</text:p>
      <text:p text:style-name="P1">SELECT DISTINCT UPPER(City) AS City FROM Customer1;</text:p>
      <text:p text:style-name="P1">CITY</text:p>
      <text:p text:style-name="P1"><text:soft-page-break/>---------------</text:p>
      <text:p text:style-name="P1">KOTTAYAM</text:p>
      <text:p text:style-name="P1">KOLLAM</text:p>
      <text:p text:style-name="P1">TRIVANDRUM</text:p>
      <text:p text:style-name="P1">TRICHUR</text:p>
      <text:p text:style-name="P1">ERNAKULAM</text:p>
      <text:p text:style-name="P1"/>
      <text:p text:style-name="P1">14. update salesman_id of all salesman from ernakulam by removing the prefix "ekm"</text:p>
      <text:p text:style-name="P1">update Customer1</text:p>
      <text:p text:style-name="P1"><text:s text:c="2"/>2 <text:s/>set salesman_ID=substr(salesman_ID,4)</text:p>
      <text:p text:style-name="P1"><text:s text:c="2"/>3 <text:s/>where city='Ernakulam' and salesman_ID like 'Ekm%';</text:p>
      <text:p text:style-name="P1"/>
      <text:p text:style-name="P1">2 rows updated.</text:p>
      <text:p text:style-name="P1"/>
      <text:p text:style-name="P1">15. Display total sales amount of each salesperson till today with today's date in dd-mm-yyyy.</text:p>
      <text:p text:style-name="P1">select Salesman_ID,sum(amount)as total_sales_amount </text:p>
      <text:p text:style-name="P1"><text:s text:c="2"/>2 <text:s/>,to_char(current_date,'DD-MM-YYYY')as today_date</text:p>
      <text:p text:style-name="P1"><text:s text:c="2"/>3 <text:s/>from Customer1</text:p>
      <text:p text:style-name="P1"><text:s text:c="2"/>4 <text:s/>group by salesman_ID;</text:p>
      <text:p text:style-name="P1"/>
      <text:p text:style-name="P1">SALESMAN_ID<text:tab/>TOTAL_SALES_AMOUNT TODAY_DATE</text:p>
      <text:p text:style-name="P1">--------------- ------------------ ----------</text:p>
      <text:p text:style-name="P1">A200tmp <text:tab/><text:tab/> <text:s text:c="4"/>20030 05-08-2024</text:p>
      <text:p text:style-name="P1">R3085<text:tab/><text:tab/><text:tab/> <text:s text:c="5"/>6700 05-08-2024</text:p>
      <text:p text:style-name="P1">Ekmx1050<text:tab/><text:tab/> <text:s text:c="5"/>8400 05-08-2024</text:p>
      <text:p text:style-name="P1">KtmP1028<text:tab/><text:tab/> <text:s text:c="4"/>22660 05-08-2024</text:p>
      <text:p text:style-name="P1">K0010<text:tab/><text:tab/><text:tab/> <text:s text:c="5"/>9090 05-08-2024</text:p>
      <text:p text:style-name="P1">Ekmy2342<text:tab/><text:tab/> <text:s text:c="5"/>2500 05-08-2024</text:p>
      <text:p text:style-name="P1">L1045<text:tab/><text:tab/><text:tab/> <text:s text:c="5"/>6100 05-08-2024</text:p>
      <text:p text:style-name="P1">KtmB15tmp<text:tab/><text:tab/> <text:s text:c="5"/>3860 05-08-2024</text:p>
      <text:p text:style-name="P1"/>
      <text:p text:style-name="P1">8 rows select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3:13:02.124635770</meta:creation-date>
    <dc:date>2024-08-12T13:14:23.864568775</dc:date>
    <meta:editing-duration>PT1M22S</meta:editing-duration>
    <meta:editing-cycles>1</meta:editing-cycles>
    <meta:document-statistic meta:table-count="0" meta:image-count="0" meta:object-count="0" meta:page-count="4" meta:paragraph-count="136" meta:word-count="592" meta:character-count="5181" meta:non-whitespace-character-count="4363"/>
    <meta:generator>LibreOffice/24.2.4.2$Linux_X86_64 LibreOffice_project/420$Build-2</meta:generator>
  </office:meta>
</office:document-meta>
</file>